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8.75cm" fo:min-width="27.7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1.254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4.009cm" fo:min-width="3.11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2.142cm" fo:min-width="2.542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70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97cm" fo:min-width="1.47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97cm" fo:min-width="2.62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878cm" fo:min-width="2.628cm"/>
      <style:paragraph-properties style:writing-mode="lr-tb"/>
    </style:style>
    <style:style style:name="gr13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3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06cm" fo:min-width="2.36cm"/>
      <style:paragraph-properties style:writing-mode="lr-tb"/>
    </style:style>
    <style:style style:name="gr28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30" style:family="graphic" style:parent-style-name="standard" style:list-style-name="L1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31" style:family="graphic" style:parent-style-name="objectwithoutfill">
      <style:graphic-properties draw:stroke="solid" draw:stroke-dash="Dash" draw:marker-end="Arrow" draw:marker-end-width="0.3cm" draw:fill="none" draw:textarea-vertical-align="middle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0.878cm" fo:min-width="2.378cm"/>
      <style:paragraph-properties style:writing-mode="lr-tb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1.06cm" fo:min-width="1.909cm"/>
      <style:paragraph-properties style:writing-mode="lr-tb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1.06cm" fo:min-width="1.71cm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97cm" fo:min-width="2.069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41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45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49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53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54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5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8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860d"/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25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cm" svg:y="7.5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cm" svg:x="1cm" svg:y="1.3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.85cm" svg:height="1cm" svg:x="3.4cm" svg:y="2.8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cm" svg:height="4.649cm" svg:x="5.75cm" svg:y="1.101cm">
          <text:p text:style-name="P5"><text:span text:style-name="T1">Console</text:span></text:p>
          <text:p text:style-name="P5"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3cm" svg:height="1cm" svg:x="6.3cm" svg:y="1.4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3cm" svg:height="1cm" svg:x="6.3cm" svg:y="4.6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25cm" svg:height="1.5cm" svg:x="5.3cm" svg:y="9.5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3.3cm" svg:height="2.65cm" svg:x="1.2cm" svg:y="11.15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1" draw:id="id11" draw:layer="layout" svg:width="3.3cm" svg:height="1cm" svg:x="1.2cm" svg:y="14.4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2" draw:id="id12" draw:layer="layout" svg:width="2.1cm" svg:height="1.35cm" svg:x="1.8cm" svg:y="16.0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3" draw:id="id13" draw:layer="layout" svg:width="3.25cm" svg:height="1.35cm" svg:x="5.3cm" svg:y="16.05cm">
          <text:p text:style-name="P5">Stepper</text:p>
          <text:p text:style-name="P5">(prep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4" draw:id="id14" draw:layer="layout" svg:width="3.25cm" svg:height="1.25cm" svg:x="5.3cm" svg:y="14.25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25cm" svg:height="5.25cm" svg:x="13.3cm" svg:y="2.1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3.8cm" svg:y="3.4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2" draw:id="id2" draw:layer="layout" svg:width="4cm" svg:height="1cm" svg:x="13.8cm" svg:y="4.6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4cm" svg:height="1cm" svg:x="13.8cm" svg:y="5.8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9.3cm" svg:y1="5.1cm" svg:x2="13.8cm" svg:y2="5.1cm" draw:start-shape="id1" draw:start-glue-point="1" draw:end-shape="id2" draw:end-glue-point="3" svg:d="M9300 5100h4500" svg:viewBox="0 0 4501 1">
          <text:p text:style-name="P10"><text:span text:style-name="T2">Commands</text:span></text:p>
          <text:p text:style-name="P10"/>
        </draw:connector>
        <draw:connector draw:style-name="gr16" draw:text-style-name="P12" draw:layer="layout" svg:x1="6.3cm" svg:y1="1.9cm" svg:x2="4.325cm" svg:y2="2.8cm" draw:start-shape="id3" draw:start-glue-point="3" draw:end-shape="id4" draw:end-glue-point="0" svg:d="M6300 1900h-1975v900" svg:viewBox="0 0 1976 901">
          <text:p/>
        </draw:connector>
        <draw:connector draw:style-name="gr17" draw:text-style-name="P12" draw:layer="layout" svg:x1="4.325cm" svg:y1="3.8cm" svg:x2="6.3cm" svg:y2="5.1cm" draw:start-shape="id4" draw:start-glue-point="2" draw:end-shape="id1" draw:end-glue-point="3" svg:d="M4325 3800v1300h1975" svg:viewBox="0 0 1976 1301">
          <text:p/>
        </draw:connector>
        <draw:custom-shape draw:style-name="gr18" draw:text-style-name="P7" xml:id="id6" draw:id="id6" draw:layer="layout" svg:width="9.45cm" svg:height="8.4cm" svg:x="19.25cm" svg:y="2.1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5" draw:id="id15" draw:layer="layout" svg:width="4cm" svg:height="1cm" svg:x="19.95cm" svg:y="4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95cm" svg:y="5.5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7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8.5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8" draw:id="id18" draw:layer="layout" svg:width="4cm" svg:height="1cm" svg:x="19.95cm" svg:y="8.5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4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4.25cm" svg:y="5.5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95cm" svg:y="7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7.8cm" svg:y1="6.3cm" svg:x2="19.25cm" svg:y2="6.3cm" draw:start-shape="id5" draw:start-glue-point="1" draw:end-shape="id6" draw:end-glue-point="3" svg:d="M17800 6300h1450" svg:viewBox="0 0 1451 1">
          <text:p/>
        </draw:connector>
        <draw:g>
          <draw:custom-shape draw:style-name="gr20" draw:text-style-name="P8" draw:layer="layout" svg:width="3cm" svg:height="0.25cm" svg:x="22.4cm" svg:y="15.7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cm" svg:height="0.25cm" svg:x="22.4cm" svg:y="17.5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cm" svg:height="0.25cm" svg:x="22.4cm" svg:y="19.4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3cm" svg:height="0.25cm" svg:x="22.4cm" svg:y="16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cm" svg:height="0.25cm" svg:x="22.4cm" svg:y="17.95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2" draw:layer="layout" svg:x1="5.3cm" svg:y1="12.475cm" svg:x2="4.5cm" svg:y2="12.475cm" draw:start-shape="id7" draw:start-glue-point="3" draw:end-shape="id8" draw:end-glue-point="1" svg:d="M5300 12475h-800" svg:viewBox="0 0 801 1">
          <text:p/>
        </draw:connector>
        <draw:connector draw:style-name="gr25" draw:text-style-name="P12" draw:layer="layout" svg:x1="5.3cm" svg:y1="10.25cm" svg:x2="2.85cm" svg:y2="11.15cm" draw:start-shape="id9" draw:start-glue-point="3" draw:end-shape="id8" draw:end-glue-point="0" svg:d="M5300 10250h-2450v900" svg:viewBox="0 0 2451 901">
          <text:p/>
        </draw:connector>
        <draw:connector draw:style-name="gr19" draw:text-style-name="P12" draw:layer="layout" svg:x1="8.125cm" svg:y1="7.5cm" svg:x2="13.8cm" svg:y2="6.3cm" draw:start-shape="id10" draw:start-glue-point="0" draw:end-shape="id5" draw:end-glue-point="3" svg:d="M8125 7500v-1200h5675" svg:viewBox="0 0 5676 1201">
          <text:p/>
        </draw:connector>
        <draw:connector draw:style-name="gr25" draw:text-style-name="P12" draw:layer="layout" svg:x1="2.85cm" svg:y1="15.4cm" svg:x2="2.85cm" svg:y2="16.05cm" draw:start-shape="id11" draw:start-glue-point="2" draw:end-shape="id12" draw:end-glue-point="0" svg:d="M2850 15400v650" svg:viewBox="0 0 1 651">
          <text:p/>
        </draw:connector>
        <draw:connector draw:style-name="gr25" draw:text-style-name="P12" draw:layer="layout" svg:x1="2.85cm" svg:y1="13.8cm" svg:x2="2.85cm" svg:y2="14.4cm" draw:start-shape="id8" draw:start-glue-point="2" draw:end-shape="id11" draw:end-glue-point="0" svg:d="M2850 13800v600" svg:viewBox="0 0 1 601">
          <text:p/>
        </draw:connector>
        <draw:connector draw:style-name="gr25" draw:text-style-name="P12" draw:layer="layout" svg:x1="6.925cm" svg:y1="16.05cm" svg:x2="6.925cm" svg:y2="15.5cm" draw:start-shape="id13" draw:start-glue-point="0" draw:end-shape="id14" draw:end-glue-point="2" svg:d="M6925 16050v-550" svg:viewBox="0 0 1 551">
          <text:p/>
        </draw:connector>
        <draw:connector draw:style-name="gr25" draw:text-style-name="P12" draw:layer="layout" svg:x1="3.9cm" svg:y1="16.725cm" svg:x2="5.3cm" svg:y2="16.725cm" draw:start-shape="id12" draw:start-glue-point="1" draw:end-shape="id13" draw:end-glue-point="3" svg:d="M3900 16725h1400" svg:viewBox="0 0 1401 1">
          <text:p/>
        </draw:connector>
        <draw:connector draw:style-name="gr25" draw:text-style-name="P12" draw:layer="layout" svg:x1="17.8cm" svg:y1="5.1cm" svg:x2="19.95cm" svg:y2="4.5cm" draw:start-shape="id2" draw:start-glue-point="1" draw:end-shape="id15" draw:end-glue-point="3" svg:d="M17800 5100h1076v-600h1074" svg:viewBox="0 0 2151 601">
          <text:p/>
        </draw:connector>
        <draw:connector draw:style-name="gr19" draw:text-style-name="P12" draw:layer="layout" svg:x1="2.75cm" svg:y1="3.3cm" svg:x2="3.4cm" svg:y2="3.3cm" draw:start-shape="id16" draw:start-glue-point="1" draw:end-shape="id4" draw:end-glue-point="3" svg:d="M2750 3300h650" svg:viewBox="0 0 651 1">
          <text:p/>
        </draw:connector>
        <draw:connector draw:style-name="gr26" draw:text-style-name="P12" draw:layer="layout" svg:x1="21.95cm" svg:y1="4cm" svg:x2="9.3cm" svg:y2="1.9cm" draw:start-shape="id15" draw:start-glue-point="0" draw:end-shape="id3" draw:end-glue-point="1" svg:d="M21950 4000v-2100h-12650" svg:viewBox="0 0 12651 2101">
          <text:p/>
        </draw:connector>
        <draw:custom-shape draw:style-name="gr27" draw:text-style-name="P9" xml:id="id17" draw:id="id17" draw:layer="layout" svg:width="3cm" svg:height="1.45cm" svg:x="9cm" svg:y="11.75cm">
          <text:p text:style-name="P5">Steps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4" draw:layer="layout" draw:line-skew="-0.126cm" svg:x1="7.8cm" svg:y1="5.6cm" svg:x2="10.5cm" svg:y2="11.75cm" draw:start-shape="id1" draw:start-glue-point="2" draw:end-shape="id17" draw:end-glue-point="0" svg:d="M7800 5600v2950h2700v3200" svg:viewBox="0 0 2701 6151">
          <text:p/>
        </draw:connector>
        <draw:connector draw:style-name="gr29" draw:text-style-name="P14" draw:layer="layout" draw:line-skew="0.999cm" svg:x1="7.8cm" svg:y1="5.6cm" svg:x2="6.925cm" svg:y2="9.5cm" draw:start-shape="id1" draw:start-glue-point="2" draw:end-shape="id9" draw:end-glue-point="0" svg:d="M7800 5600v2950h-875v950" svg:viewBox="0 0 876 3901">
          <text:p/>
        </draw:connector>
        <draw:connector draw:style-name="gr25" draw:text-style-name="P12" draw:layer="layout" svg:x1="19.95cm" svg:y1="9cm" svg:x2="13.825cm" svg:y2="11.751cm" draw:start-shape="id18" draw:start-glue-point="3" draw:end-shape="id19" draw:end-glue-point="0" svg:d="M19950 9000h-6125v2751" svg:viewBox="0 0 6126 2752">
          <text:p/>
        </draw:connector>
        <draw:connector draw:style-name="gr25" draw:text-style-name="P12" draw:layer="layout" svg:x1="22.801cm" svg:y1="14.341cm" svg:x2="13.825cm" svg:y2="13.201cm" draw:start-shape="id20" draw:start-glue-point="3" draw:end-shape="id19" draw:end-glue-point="2" svg:d="M22801 14341h-8976v-1140" svg:viewBox="0 0 8977 1141">
          <text:p/>
        </draw:connector>
        <draw:connector draw:style-name="gr25" draw:text-style-name="P12" draw:layer="layout" svg:x1="23.975cm" svg:y1="10.5cm" svg:x2="23.975cm" svg:y2="11.752cm" draw:start-shape="id6" draw:start-glue-point="2" draw:end-shape="id21" draw:end-glue-point="0" svg:d="M23975 10500v1252" svg:viewBox="0 0 1 1253">
          <text:p/>
        </draw:connector>
        <draw:connector draw:style-name="gr25" draw:text-style-name="P12" draw:layer="layout" svg:x1="8.55cm" svg:y1="14.875cm" svg:x2="9cm" svg:y2="14.875cm" draw:start-shape="id14" draw:start-glue-point="1" draw:end-shape="id22" draw:end-glue-point="3" svg:d="M8550 14875h450" svg:viewBox="0 0 451 1">
          <text:p/>
        </draw:connector>
        <draw:connector draw:style-name="gr25" draw:text-style-name="P12" draw:layer="layout" svg:x1="15.1cm" svg:y1="12.476cm" svg:x2="22.8cm" svg:y2="12.477cm" draw:start-shape="id19" draw:start-glue-point="1" draw:end-shape="id21" draw:end-glue-point="3" svg:d="M15100 12476h3850v1h3850" svg:viewBox="0 0 7701 2">
          <text:p/>
        </draw:connector>
        <draw:custom-shape draw:style-name="gr30" draw:text-style-name="P16" xml:id="id7" draw:id="id7" draw:layer="layout" svg:width="3.2cm" svg:height="1.45cm" svg:x="5.3cm" svg:y="11.75cm">
          <text:p text:style-name="P15">Bolts&amp;Nuts</text:p>
          <text:p text:style-name="P1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0.5cm" svg:y1="14.25cm" svg:x2="10.5cm" svg:y2="13.2cm" draw:start-shape="id22" draw:start-glue-point="0" draw:end-shape="id17" draw:end-glue-point="2" svg:d="M10500 14250v-1050" svg:viewBox="0 0 1 1051">
          <text:p/>
        </draw:connector>
        <draw:custom-shape draw:style-name="gr32" draw:text-style-name="P9" xml:id="id22" draw:id="id22" draw:layer="layout" svg:width="3cm" svg:height="1.25cm" svg:x="9cm" svg:y="14.25cm">
          <text:p text:style-name="P5">Stepper</text:p>
          <text:p text:style-name="P5">(exec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9" draw:id="id19" draw:layer="layout" svg:width="2.549cm" svg:height="1.45cm" svg:x="12.551cm" svg:y="11.751cm">
          <text:p text:style-name="P5">Stepper</text:p>
          <text:p text:style-name="P5">(switch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2cm" svg:y1="12.475cm" svg:x2="12.551cm" svg:y2="12.476cm" draw:start-shape="id17" draw:start-glue-point="1" draw:end-shape="id19" draw:end-glue-point="3" svg:d="M12000 12475h276v1h275" svg:viewBox="0 0 552 2">
          <text:p/>
        </draw:connector>
        <draw:custom-shape draw:style-name="gr34" draw:text-style-name="P6" xml:id="id21" draw:id="id21" draw:layer="layout" svg:width="2.35cm" svg:height="1.45cm" svg:x="22.8cm" svg:y="11.752cm">
          <text:p text:style-name="P5">GP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xml:id="id20" draw:id="id20" draw:layer="layout" svg:width="2.699cm" svg:height="1.35cm" svg:x="22.801cm" svg:y="13.666cm">
          <text:p text:style-name="P5">Stepper</text:p>
          <text:p text:style-name="P5">Interrup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6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6.847cm" svg:height="4cm" svg:x="7.753cm" svg:y="10.9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27.3cm" svg:height="2.25cm" svg:x="1.2cm" svg:y="1.55cm">
          <text:p text:style-name="P18">1. All grbl on board</text:p>
          <text:p text:style-name="P18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2" draw:text-style-name="P11" draw:layer="layout" svg:width="6.848cm" svg:height="4cm" svg:x="7.752cm" svg:y="4cm">
            <text:p text:style-name="P5">Any dual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3.698cm" svg:height="2.498cm" svg:x="7.902cm" svg:y="5.352cm">
            <text:p text:style-name="P5">Core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2.548cm" svg:height="2.498cm" svg:x="11.802cm" svg:y="5.352cm">
            <text:p text:style-name="P5">Core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cm" svg:y="6.5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2cm" svg:y="6.5cm">
            <text:p text:style-name="P5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2cm" svg:y="6.502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1" draw:layer="layout" svg:width="2.852cm" svg:height="4cm" svg:x="14.85cm" svg:y="4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9" draw:layer="layout" svg:width="27.303cm" svg:height="4cm" svg:x="1.197cm" svg:y="4cm">
            <text:p text:style-name="P18">2. Math offloaded</text:p>
            <text:p text:style-name="P18">to second cor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21" draw:layer="layout" svg:width="27.25cm" svg:height="4cm" svg:x="1.25cm" svg:y="10.85cm">
          <text:p text:style-name="P20">4. Math offloaded</text:p>
          <text:p text:style-name="P20">to host and </text:p>
          <text:p text:style-name="P20">GRBL Core </text:p>
          <text:p text:style-name="P20">offloaded</text:p>
          <text:p text:style-name="P20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1" draw:text-style-name="P11" draw:layer="layout" svg:width="6.849cm" svg:height="2.25cm" svg:x="7.751cm" svg:y="8.3cm">
            <text:p text:style-name="P5">Any single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1" draw:layer="layout" svg:width="2.851cm" svg:height="2.25cm" svg:x="14.899cm" svg:y="8.3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19" draw:layer="layout" svg:width="27.304cm" svg:height="2.306cm" svg:x="1.196cm" svg:y="8.244cm">
            <text:p text:style-name="P18">3. Math offloaded</text:p>
            <text:p text:style-name="P18">to ho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5.35cm" svg:y="9.35cm">
            <text:p text:style-name="P5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2cm" svg:y="9.402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4cm" svg:y="9.404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17" draw:layer="layout" svg:width="6.847cm" svg:height="4cm" svg:x="7.754cm" svg:y="15.201cm">
          <text:p text:style-name="P1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draw:layer="layout" svg:width="27.249cm" svg:height="4cm" svg:x="1.251cm" svg:y="15.151cm">
          <text:p text:style-name="P20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6.847cm" svg:height="4cm" svg:x="14.854cm" svg:y="15.202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4T10:57:46.008000000</dc:date>
    <meta:editing-duration>PT6H40M2S</meta:editing-duration>
    <meta:editing-cycles>125</meta:editing-cycles>
    <meta:generator>LibreOffice/7.1.3.2$Windows_X86_64 LibreOffice_project/47f78053abe362b9384784d31a6e56f8511eb1c1</meta:generator>
    <meta:document-statistic meta:object-count="107"/>
  </office:meta>
</office:document-meta>
</file>